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.8999996185303pt" fo:language="de" fo:country="DE" officeooo:rsid="00177492" officeooo:paragraph-rsid="00177492" style:font-size-asian="11.8999996185303pt" style:font-size-complex="11.8999996185303pt"/>
    </style:style>
    <style:style style:name="P2" style:family="paragraph" style:parent-style-name="Standard">
      <style:paragraph-properties fo:text-align="start" style:justify-single-word="false"/>
      <style:text-properties fo:font-size="11.8999996185303pt" fo:language="de" fo:country="DE" officeooo:rsid="0017c5f7" officeooo:paragraph-rsid="0017c5f7" style:font-size-asian="11.8999996185303pt" style:font-size-complex="11.8999996185303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1a7a4f" officeooo:paragraph-rsid="001a7a4f" style:font-size-asian="11.8999996185303pt" style:font-size-complex="11.8999996185303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1bf980" officeooo:paragraph-rsid="001bf980" style:font-size-asian="11.8999996185303pt" style:font-size-complex="11.8999996185303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1dcf9e" officeooo:paragraph-rsid="001dcf9e" style:font-size-asian="11.8999996185303pt" style:font-size-complex="11.8999996185303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1f2b69" officeooo:paragraph-rsid="001f2b69" style:font-size-asian="11.8999996185303pt" style:font-size-complex="11.8999996185303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327d" officeooo:paragraph-rsid="0021327d" style:font-size-asian="11.8999996185303pt" style:font-size-complex="11.8999996185303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495a" officeooo:paragraph-rsid="0021495a" style:font-size-asian="11.8999996185303pt" style:font-size-complex="11.8999996185303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2ed6e" style:font-size-asian="11.8999996185303pt" style:font-size-complex="11.8999996185303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4a928" style:font-size-asian="11.8999996185303pt" style:font-size-complex="11.8999996185303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5f4f2" style:font-size-asian="11.8999996185303pt" style:font-size-complex="11.8999996185303pt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75e41" style:font-size-asian="11.8999996185303pt" style:font-size-complex="11.8999996185303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8b9f8" style:font-size-asian="11.8999996185303pt" style:font-size-complex="11.8999996185303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9ae0d" style:font-size-asian="11.8999996185303pt" style:font-size-complex="11.8999996185303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b7932" style:font-size-asian="11.8999996185303pt" style:font-size-complex="11.8999996185303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1ecfb" officeooo:paragraph-rsid="002e0134" style:font-size-asian="11.8999996185303pt" style:font-size-complex="11.8999996185303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2f8c1b" officeooo:paragraph-rsid="002f8c1b" style:font-size-asian="11.8999996185303pt" style:font-size-complex="11.8999996185303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1.8999996185303pt" fo:language="de" fo:country="DE" officeooo:rsid="00307179" officeooo:paragraph-rsid="00307179" style:font-size-asian="11.8999996185303pt" style:font-size-complex="11.8999996185303pt"/>
    </style:style>
    <style:style style:name="P19" style:family="paragraph" style:parent-style-name="Standard">
      <style:paragraph-properties fo:text-align="start" style:justify-single-word="false"/>
      <style:text-properties fo:font-size="11.8999996185303pt" fo:language="de" fo:country="DE" officeooo:rsid="00307179" officeooo:paragraph-rsid="00307179" style:font-size-asian="11.8999996185303pt" style:font-size-complex="11.8999996185303pt"/>
    </style:style>
    <style:style style:name="P20" style:family="paragraph" style:parent-style-name="Standard">
      <style:paragraph-properties fo:text-align="start" style:justify-single-word="false"/>
      <style:text-properties fo:font-size="11.8999996185303pt" fo:language="de" fo:country="DE" officeooo:rsid="00322589" officeooo:paragraph-rsid="00322589" style:font-size-asian="11.8999996185303pt" style:font-size-complex="11.8999996185303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22589" officeooo:paragraph-rsid="00346769" style:font-size-asian="11.8999996185303pt" style:font-size-complex="11.8999996185303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22589" officeooo:paragraph-rsid="00353570" style:font-size-asian="11.8999996185303pt" style:font-size-complex="11.8999996185303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22589" officeooo:paragraph-rsid="00356d4b" style:font-size-asian="11.8999996185303pt" style:font-size-complex="11.8999996185303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22589" officeooo:paragraph-rsid="00370064" style:font-size-asian="11.8999996185303pt" style:font-size-complex="11.8999996185303pt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22589" officeooo:paragraph-rsid="00376b9f" style:font-size-asian="11.8999996185303pt" style:font-size-complex="11.8999996185303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22589" officeooo:paragraph-rsid="00377be0" style:font-size-asian="11.8999996185303pt" style:font-size-complex="11.8999996185303pt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1.8999996185303pt" fo:language="de" fo:country="DE" officeooo:rsid="00322589" officeooo:paragraph-rsid="0038f4c4" style:font-size-asian="11.8999996185303pt" style:font-size-complex="11.8999996185303pt"/>
    </style:style>
    <style:style style:name="P28" style:family="paragraph" style:parent-style-name="Standard">
      <style:paragraph-properties fo:text-align="start" style:justify-single-word="false"/>
      <style:text-properties fo:font-size="11.8999996185303pt" fo:language="de" fo:country="DE" officeooo:rsid="00322589" officeooo:paragraph-rsid="0038f4c4" style:font-size-asian="11.8999996185303pt" style:font-size-complex="11.8999996185303pt"/>
    </style:style>
    <style:style style:name="P29" style:family="paragraph" style:parent-style-name="Standard">
      <style:paragraph-properties fo:text-align="start" style:justify-single-word="false"/>
      <style:text-properties fo:font-size="11.8999996185303pt" fo:language="de" fo:country="DE" officeooo:rsid="00322589" officeooo:paragraph-rsid="003a1944" style:font-size-asian="11.8999996185303pt" style:font-size-complex="11.8999996185303pt"/>
    </style:style>
    <style:style style:name="P30" style:family="paragraph" style:parent-style-name="Standard">
      <style:paragraph-properties fo:text-align="center" style:justify-single-word="false"/>
      <style:text-properties fo:font-size="11.8999996185303pt" fo:language="de" fo:country="DE" fo:font-weight="bold" officeooo:rsid="00177492" officeooo:paragraph-rsid="00177492" style:font-size-asian="11.8999996185303pt" style:font-weight-asian="bold" style:font-size-complex="11.8999996185303pt" style:font-weight-complex="bold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1.8999996185303pt" officeooo:paragraph-rsid="003a1944" style:font-size-asian="11.8999996185303pt" style:font-size-complex="11.8999996185303pt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1.8999996185303pt" officeooo:paragraph-rsid="003b400b" style:font-size-asian="11.8999996185303pt" style:font-size-complex="11.8999996185303pt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1.8999996185303pt" officeooo:paragraph-rsid="003c3c1a" style:font-size-asian="11.8999996185303pt" style:font-size-complex="11.8999996185303pt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1.8999996185303pt" officeooo:paragraph-rsid="0040775e" style:font-size-asian="11.8999996185303pt" style:font-size-complex="11.8999996185303pt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1.8999996185303pt" officeooo:rsid="0042d60a" officeooo:paragraph-rsid="0042d60a" style:font-size-asian="11.8999996185303pt" style:font-size-complex="11.8999996185303pt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1.8999996185303pt" officeooo:rsid="00447c61" officeooo:paragraph-rsid="00447c61" style:font-size-asian="11.8999996185303pt" style:font-size-complex="11.8999996185303pt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1.8999996185303pt" officeooo:rsid="00467548" officeooo:paragraph-rsid="00467548" style:font-size-asian="11.8999996185303pt" style:font-size-complex="11.8999996185303pt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1.8999996185303pt" officeooo:rsid="0047ec20" officeooo:paragraph-rsid="0047ec20" style:font-size-asian="11.8999996185303pt" style:font-size-complex="11.8999996185303pt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1.8999996185303pt" officeooo:rsid="004d5eb8" officeooo:paragraph-rsid="004d5eb8" style:font-size-asian="11.8999996185303pt" style:font-size-complex="11.8999996185303pt"/>
    </style:style>
    <style:style style:name="P40" style:family="paragraph" style:parent-style-name="Standard" style:list-style-name="L4">
      <style:paragraph-properties fo:text-align="start" style:justify-single-word="false"/>
      <style:text-properties fo:font-size="11.8999996185303pt" officeooo:rsid="004e8e82" officeooo:paragraph-rsid="004e8e82" style:font-size-asian="11.8999996185303pt" style:font-size-complex="11.8999996185303pt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1.8999996185303pt" officeooo:rsid="00507f08" officeooo:paragraph-rsid="00507f08" style:font-size-asian="11.8999996185303pt" style:font-size-complex="11.8999996185303pt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1.8999996185303pt" officeooo:rsid="00512c4c" officeooo:paragraph-rsid="00512c4c" style:font-size-asian="11.8999996185303pt" style:font-size-complex="11.8999996185303pt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1.8999996185303pt" officeooo:rsid="00545a14" officeooo:paragraph-rsid="00545a14" style:font-size-asian="11.8999996185303pt" style:font-size-complex="11.8999996185303pt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1.8999996185303pt" officeooo:rsid="0057a25a" officeooo:paragraph-rsid="0057a25a" style:font-size-asian="11.8999996185303pt" style:font-size-complex="11.8999996185303pt"/>
    </style:style>
    <style:style style:name="P45" style:family="paragraph" style:parent-style-name="Standard" style:list-style-name="L4">
      <style:paragraph-properties fo:text-align="start" style:justify-single-word="false"/>
      <style:text-properties fo:font-size="11.8999996185303pt" officeooo:rsid="00592035" officeooo:paragraph-rsid="00592035" style:font-size-asian="11.8999996185303pt" style:font-size-complex="11.8999996185303pt"/>
    </style:style>
    <style:style style:name="P46" style:family="paragraph" style:parent-style-name="Standard" style:list-style-name="L4">
      <style:paragraph-properties fo:text-align="start" style:justify-single-word="false"/>
      <style:text-properties fo:font-size="11.8999996185303pt" officeooo:rsid="005936c4" officeooo:paragraph-rsid="005936c4" style:font-size-asian="11.8999996185303pt" style:font-size-complex="11.8999996185303pt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1.8999996185303pt" officeooo:rsid="005a610c" officeooo:paragraph-rsid="005a610c" style:font-size-asian="11.8999996185303pt" style:font-size-complex="11.8999996185303pt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1.8999996185303pt" officeooo:rsid="005b4fa6" officeooo:paragraph-rsid="005b4fa6" style:font-size-asian="11.8999996185303pt" style:font-size-complex="11.8999996185303pt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1.8999996185303pt" officeooo:rsid="005d0ccd" officeooo:paragraph-rsid="005d0ccd" style:font-size-asian="11.8999996185303pt" style:font-size-complex="11.8999996185303pt"/>
    </style:style>
    <style:style style:name="T1" style:family="text">
      <style:text-properties officeooo:rsid="0018806e"/>
    </style:style>
    <style:style style:name="T2" style:family="text">
      <style:text-properties officeooo:rsid="001feb4b"/>
    </style:style>
    <style:style style:name="T3" style:family="text">
      <style:text-properties officeooo:rsid="0022ed6e"/>
    </style:style>
    <style:style style:name="T4" style:family="text">
      <style:text-properties officeooo:rsid="00239b5d"/>
    </style:style>
    <style:style style:name="T5" style:family="text">
      <style:text-properties officeooo:rsid="0024a928"/>
    </style:style>
    <style:style style:name="T6" style:family="text">
      <style:text-properties officeooo:rsid="0025f4f2"/>
    </style:style>
    <style:style style:name="T7" style:family="text">
      <style:text-properties officeooo:rsid="00275e41"/>
    </style:style>
    <style:style style:name="T8" style:family="text">
      <style:text-properties officeooo:rsid="0028b9f8"/>
    </style:style>
    <style:style style:name="T9" style:family="text">
      <style:text-properties officeooo:rsid="0029ae0d"/>
    </style:style>
    <style:style style:name="T10" style:family="text">
      <style:text-properties officeooo:rsid="002b7932"/>
    </style:style>
    <style:style style:name="T11" style:family="text">
      <style:text-properties officeooo:rsid="002e0134"/>
    </style:style>
    <style:style style:name="T12" style:family="text">
      <style:text-properties officeooo:rsid="00346769"/>
    </style:style>
    <style:style style:name="T13" style:family="text">
      <style:text-properties officeooo:rsid="00353570"/>
    </style:style>
    <style:style style:name="T14" style:family="text">
      <style:text-properties officeooo:rsid="00356d4b"/>
    </style:style>
    <style:style style:name="T15" style:family="text">
      <style:text-properties officeooo:rsid="00370064"/>
    </style:style>
    <style:style style:name="T16" style:family="text">
      <style:text-properties officeooo:rsid="00376b9f"/>
    </style:style>
    <style:style style:name="T17" style:family="text">
      <style:text-properties officeooo:rsid="00377be0"/>
    </style:style>
    <style:style style:name="T18" style:family="text">
      <style:text-properties officeooo:rsid="0038f4c4"/>
    </style:style>
    <style:style style:name="T19" style:family="text">
      <style:text-properties fo:language="de" fo:country="DE"/>
    </style:style>
    <style:style style:name="T20" style:family="text">
      <style:text-properties fo:language="de" fo:country="DE" officeooo:rsid="00322589"/>
    </style:style>
    <style:style style:name="T21" style:family="text">
      <style:text-properties fo:language="de" fo:country="DE" officeooo:rsid="003a1944"/>
    </style:style>
    <style:style style:name="T22" style:family="text">
      <style:text-properties fo:language="de" fo:country="DE" officeooo:rsid="003b400b"/>
    </style:style>
    <style:style style:name="T23" style:family="text">
      <style:text-properties fo:language="de" fo:country="DE" officeooo:rsid="003c3c1a"/>
    </style:style>
    <style:style style:name="T24" style:family="text">
      <style:text-properties fo:language="de" fo:country="DE" officeooo:rsid="003cf17b"/>
    </style:style>
    <style:style style:name="T25" style:family="text">
      <style:text-properties fo:language="de" fo:country="DE" officeooo:rsid="003ec8d3"/>
    </style:style>
    <style:style style:name="T26" style:family="text">
      <style:text-properties fo:language="de" fo:country="DE" officeooo:rsid="0040744d"/>
    </style:style>
    <style:style style:name="T27" style:family="text">
      <style:text-properties fo:language="de" fo:country="DE" officeooo:rsid="0040775e"/>
    </style:style>
    <style:style style:name="T28" style:family="text">
      <style:text-properties fo:language="de" fo:country="DE" officeooo:rsid="0044775d"/>
    </style:style>
    <style:style style:name="T29" style:family="text">
      <style:text-properties fo:language="de" fo:country="DE" officeooo:rsid="00495f5d"/>
    </style:style>
    <style:style style:name="T30" style:family="text">
      <style:text-properties fo:language="de" fo:country="DE" officeooo:rsid="004a64b3"/>
    </style:style>
    <style:style style:name="T31" style:family="text">
      <style:text-properties fo:language="de" fo:country="DE" officeooo:rsid="004b8bc7"/>
    </style:style>
    <style:style style:name="T32" style:family="text">
      <style:text-properties fo:language="de" fo:country="DE" officeooo:rsid="004ee53a"/>
    </style:style>
    <style:style style:name="T33" style:family="text">
      <style:text-properties fo:language="de" fo:country="DE" officeooo:rsid="00507f08"/>
    </style:style>
    <style:style style:name="T34" style:family="text">
      <style:text-properties fo:language="de" fo:country="DE" officeooo:rsid="005180b4"/>
    </style:style>
    <style:style style:name="T35" style:family="text">
      <style:text-properties fo:language="de" fo:country="DE" officeooo:rsid="005288d3"/>
    </style:style>
    <style:style style:name="T36" style:family="text">
      <style:text-properties fo:language="de" fo:country="DE" officeooo:rsid="00545566"/>
    </style:style>
    <style:style style:name="T37" style:family="text">
      <style:text-properties fo:language="de" fo:country="DE" officeooo:rsid="0055db8a"/>
    </style:style>
    <style:style style:name="T38" style:family="text">
      <style:text-properties fo:language="de" fo:country="DE" officeooo:rsid="0056a0e8"/>
    </style:style>
    <style:style style:name="T39" style:family="text">
      <style:text-properties fo:language="de" fo:country="DE" officeooo:rsid="00576e67"/>
    </style:style>
    <style:style style:name="T40" style:family="text">
      <style:text-properties fo:language="de" fo:country="DE" officeooo:rsid="0057dbfd"/>
    </style:style>
    <style:style style:name="T41" style:family="text">
      <style:text-properties fo:language="de" fo:country="DE" officeooo:rsid="005a610c"/>
    </style:style>
    <style:style style:name="T42" style:family="text">
      <style:text-properties fo:language="de" fo:country="DE" officeooo:rsid="005bb21e"/>
    </style:style>
    <style:style style:name="T43" style:family="text">
      <style:text-properties fo:language="de" fo:country="DE" officeooo:rsid="005d0859"/>
    </style:style>
    <style:style style:name="T44" style:family="text">
      <style:text-properties fo:language="de" fo:country="DE" officeooo:rsid="005df06b"/>
    </style:style>
    <style:style style:name="T45" style:family="text">
      <style:text-properties fo:language="de" fo:country="DE" officeooo:rsid="005f9324"/>
    </style:style>
    <style:style style:name="T46" style:family="text">
      <style:text-properties fo:language="de" fo:country="DE" officeooo:rsid="0060ee57"/>
    </style:style>
    <style:style style:name="T47" style:family="text">
      <style:text-properties fo:language="de" fo:country="DE" officeooo:rsid="006178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tichpunkte zur Präsentation des Softwaresystems „Kanu s.a.M.“</text:p>
      <text:p text:style-name="P1"/>
      <text:p text:style-name="P2">Einführung <text:span text:style-name="T1">und Problemerläuterung</text:span> (ca. 2 Minuten)</text:p>
      <text:list xml:id="list6654918880319163678" text:style-name="L2">
        <text:list-item>
          <text:p text:style-name="P3">Frage: Wer von Ihnen war bereits für die Auswertung eines sportlichen Wettkampfes verantwortlich?</text:p>
        </text:list-item>
        <text:list-item>
          <text:p text:style-name="P4">→ wie die Erfahrung gezeigt hat: abhängig von der Teilnehmerzahl ist das ein bedeutender Aufwand</text:p>
        </text:list-item>
        <text:list-item>
          <text:p text:style-name="P5">geflügeltes Wort: „Kein Sport ohne Messung“, hängt sogar in unserem Physikraum aus</text:p>
        </text:list-item>
        <text:list-item>
          <text:p text:style-name="P6">bei jeder Sportart müssen bei Wettkämpfen verschiedene Daten wie Wurfweite, Laufzeit oder auch <text:span text:style-name="T2">Trefferquote erhoben, den Teilnehmern zugeordnet und später verglichen werden</text:span></text:p>
        </text:list-item>
        <text:list-item>
          <text:p text:style-name="P7">dies gilt auch im Training</text:p>
        </text:list-item>
        <text:list-item>
          <text:p text:style-name="P8">so auch beim Kanusport</text:p>
        </text:list-item>
        <text:list-item>
          <text:p text:style-name="P9">Sportart Kanu-Slalom: Starter starten hintereinander, fahren ein anspruchsvolles Streckenstück eines Flusses (etwa <text:span text:style-name="T4">200 m </text:span>der Jenaer Saale) <text:span text:style-name="T3">und müssen dabei in der richtigen Richtung durch eine Reihe von Messtoren fahren</text:span></text:p>
        </text:list-item>
        <text:list-item>
          <text:p text:style-name="P10"><text:span text:style-name="T3">erhoben werden dabei die Gesamtlaufzeit von Start zu Ziel sowie an jedem Messtor Strafzeiten für Torberührung, Auslassen oder Befahren in falscher Richtung</text:span></text:p>
        </text:list-item>
        <text:list-item>
          <text:p text:style-name="P11"><text:span text:style-name="T5">mehrere Tore werden dabei von Helfern an den sog. Messstationen überwacht, die für jeden Starter eine Strafzeit festlegen und speichern müssen</text:span></text:p>
        </text:list-item>
        <text:list-item>
          <text:p text:style-name="P12"><text:span text:style-name="T6">entscheidend dabei: die Zahlenverhältnisse</text:span></text:p>
        </text:list-item>
        <text:list-item>
          <text:p text:style-name="P13"><text:span text:style-name="T7">in Jena wechselnde Kurse mit 18-25 Messtoren, die von 8 Messstationen betreut werden</text:span></text:p>
        </text:list-item>
        <text:list-item>
          <text:p text:style-name="P14"><text:span text:style-name="T8">bis zu 27 einzelne Rennen, die nach Starterkategorien getrennt sind; z.B. nach Bootstyp oder Alter</text:span></text:p>
        </text:list-item>
        <text:list-item>
          <text:p text:style-name="P14"><text:span text:style-name="T9">jedes Rennen: 2 Läufe</text:span></text:p>
        </text:list-item>
        <text:list-item>
          <text:p text:style-name="P15"><text:span text:style-name="T9">jedes Rennen: ggf. viele Starter</text:span></text:p>
        </text:list-item>
        <text:list-item>
          <text:p text:style-name="P16"><text:span text:style-name="T10">für jeden Starter müssen nötigenfalls aus hunderten Daten eine Gesamtlaufzeit und eine Gesamtstrafzeit ermittelt werden → Zeit- und Organisationsaufwand bei der Auswertung, Fehler sind schwer vermeidbar</text:span></text:p>
        </text:list-item>
        <text:list-item>
          <text:p text:style-name="P16"><text:span text:style-name="T11">Existenz automatischer Systeme, die diese Aufgabe übernehmen</text:span></text:p>
        </text:list-item>
        <text:list-item>
          <text:p text:style-name="P16"><text:span text:style-name="T11">Problem dabei: hoher Preis, wichtige Features wie die Zuordnung von Strafzeiten fehlen oder sind kostenintensive Zusatzausstattung</text:span></text:p>
        </text:list-item>
        <text:list-item>
          <text:p text:style-name="P17">→ kein geeignetes System für kleine Vereine, diese müssen Zeiten oft mit Papierlisten und der manuellen Eintragung in ein Tabellenkalkulationsprogramm auswerten</text:p>
        </text:list-item>
        <text:list-item>
          <text:p text:style-name="P18">→ grundlegende Frage der Arbeit: lässt sich ein System entwickeln, das diese Aufgabe löst?</text:p>
        </text:list-item>
      </text:list>
      <text:p text:style-name="P19"/>
      <text:p text:style-name="P20">Konzeption (ca. 2 Minuten)</text:p>
      <text:list xml:id="list8461729140994028784" text:style-name="L3">
        <text:list-item>
          <text:p text:style-name="P21">zu entwickelnde Softwaresytem soll das Problem der Starterverwaltung, Wettkampfzeiterhebung, Strafzeitensynchronisation und Wettkampfauswertung beim Kanuslalom möglichst günstig und einfach lösen</text:p>
        </text:list-item>
        <text:list-item>
          <text:p text:style-name="P21"><text:span text:style-name="T12">es muss schnell und einfach einzurichten sein</text:span></text:p>
        </text:list-item>
        <text:list-item>
          <text:p text:style-name="P21"><text:span text:style-name="T12">kostengünstig</text:span></text:p>
        </text:list-item>
        <text:list-item>
          <text:p text:style-name="P22"><text:span text:style-name="T12">als Hardware nur 1 Windows-Laptop und einige Android-Smartphones nötig (in fast jedem Kanuverein problemlos verfügbar)</text:span></text:p>
        </text:list-item>
        <text:list-item>
          <text:p text:style-name="P23"><text:span text:style-name="T13">evtl. Zusatzsoftware muss gratis funktionieren</text:span></text:p>
        </text:list-item>
        <text:list-item>
          <text:p text:style-name="P24"><text:span text:style-name="T14">Herstellung eines drahtlosen Netzwerks möglich, aber: zum Schutz vor unbefugten Fremdzugriffen muss das System rein lokal laufen</text:span></text:p>
        </text:list-item>
        <text:list-item>
          <text:p text:style-name="P24"><text:span text:style-name="T15">gewünschte Funktionsweise:</text:span></text:p>
          <text:list>
            <text:list-item>
              <text:p text:style-name="P25"><text:span text:style-name="T15">je ein Helfer an Start- und Ziellinie wählen in der App einen Starter aus und geben ein Start- oder Stoppsignal → daraus lässt sich mit genügender Präzision eine Laufzeit ermitteln</text:span></text:p>
            </text:list-item>
            <text:list-item>
              <text:p text:style-name="P26"><text:span text:style-name="T16">an den Messstationen wird in der App für jedes zugeordnete Tor eine Strafzeit ausgewählt und eingetragen</text:span></text:p>
            </text:list-item>
            <text:list-item>
              <text:p text:style-name="P26"><text:span text:style-name="T17">im Zielzelt werden auf dem Laptop alle Daten automatisch synchronisiert</text:span></text:p>
            </text:list-item>
            <text:list-item>
              <text:p text:style-name="P26"><text:soft-page-break/><text:span text:style-name="T17">zum Abschluss ist auch eine Auswertung möglich</text:span></text:p>
            </text:list-item>
            <text:list-item>
              <text:p text:style-name="P27"><text:span text:style-name="T17">optimaler Fall: Programm übernimmt jede Aufgabe von der Datenerfassung bis hin zum Urkundendruck</text:span></text:p>
            </text:list-item>
          </text:list>
        </text:list-item>
      </text:list>
      <text:p text:style-name="P28"/>
      <text:p text:style-name="P29"><text:span text:style-name="T18">Umsetzung (ca. 3 Minuten)</text:span></text:p>
      <text:list xml:id="list2468683697369023517" text:style-name="L4">
        <text:list-item>
          <text:p text:style-name="P31"><text:span text:style-name="T21">Versuch, diese Konzeption umzusetzen</text:span></text:p>
        </text:list-item>
        <text:list-item>
          <text:p text:style-name="P31"><text:span text:style-name="T21">begonnen in den Sommerferien 2016 mit einem ersten Entwurf</text:span></text:p>
        </text:list-item>
        <text:list-item>
          <text:p text:style-name="P32"><text:span text:style-name="T21">Unterstützung in Bezug auf den Sport hatte ich von H. Schade, dem Betreuer, mein ehemaliger Physiklehrer und ehemals Leistungssportler im Kanusport, </text:span><text:span text:style-name="T24">im Auftrag des SV Schott Jena</text:span></text:p>
        </text:list-item>
        <text:list-item>
          <text:p text:style-name="P33"><text:span text:style-name="T22">Softwareentwicklung, Dokumentation, Präsentation: durch mich</text:span></text:p>
        </text:list-item>
        <text:list-item>
          <text:p text:style-name="P34"><text:span text:style-name="T23">Ergebnis: </text:span><text:span text:style-name="T25">Softwaresystem „Kanu s.a.M.“ </text:span><text:span text:style-name="T26">(für semi-automatisches Messsystem)</text:span></text:p>
        </text:list-item>
        <text:list-item>
          <text:p text:style-name="P34"><text:span text:style-name="T27">setzt diese Konzeption voll um</text:span></text:p>
        </text:list-item>
        <text:list-item>
          <text:p text:style-name="P35"><text:span text:style-name="T20">S</text:span><text:span text:style-name="T19">ystem besteht aus einer Android-App, einer Desktopanwendung </text:span><text:span text:style-name="T28">und einem PHP-Server</text:span></text:p>
        </text:list-item>
        <text:list-item>
          <text:p text:style-name="P36"><text:span text:style-name="T28">A</text:span><text:span text:style-name="T19">pp lauffähig ab Android 2.3.3, damit auch auf Geräten wie diesem Galaxy S1 lauffähig</text:span></text:p>
        </text:list-item>
        <text:list-item>
          <text:p text:style-name="P37"><text:span text:style-name="T19">nimmt wie gefordert Start- und Stoppsignale sowie Strafzeiten an den einzelnen Toren entgegen</text:span></text:p>
        </text:list-item>
        <text:list-item>
          <text:p text:style-name="P38"><text:span text:style-name="T19">Benutzeroberfläche dabei </text:span><text:span text:style-name="T30">einfach</text:span><text:span text:style-name="T19"> und schnell bedienbar, </text:span><text:span text:style-name="T29">deswegen </text:span><text:span text:style-name="T31">logisch</text:span><text:span text:style-name="T29"> und übersichtlich gehalten</text:span></text:p>
        </text:list-item>
        <text:list-item>
          <text:p text:style-name="P39"><text:span text:style-name="T29">A</text:span><text:span text:style-name="T19">pp setzt mit den eingegebenen Daten eine HTTP-Request zusammen</text:span></text:p>
        </text:list-item>
        <text:list-item>
          <text:p text:style-name="P40"><text:span text:style-name="T19">diese wird per HTTP im lokalen </text:span><text:span text:style-name="T35">WLAN</text:span><text:span text:style-name="T19"> an den zentralen Rechner geschickt</text:span></text:p>
        </text:list-item>
        <text:list-item>
          <text:p text:style-name="P40"><text:span text:style-name="T19">mittels der Software XAMPP installierter Webserver </text:span><text:span text:style-name="T32">nimmt Anfrage entgegen, führt ein PHP-S</text:span><text:span text:style-name="T33">k</text:span><text:span text:style-name="T32">ript aus</text:span></text:p>
        </text:list-item>
        <text:list-item>
          <text:p text:style-name="P41"><text:span text:style-name="T32">S</text:span><text:span text:style-name="T19">kript enthält seine Daten aus den Parametern der Anfrage, ermittelt ggf. Start- oder Stoppzeit, um Desynchronisation von Smartphoneuhren auszuschließen, trägt die wesentlichen Werte in eine MySQL-Datenbank ein</text:span></text:p>
        </text:list-item>
        <text:list-item>
          <text:p text:style-name="P42"><text:span text:style-name="T19">für die App nötige Werte (etwa die Zuordnung der Tore zu den Messstationen) </text:span><text:span text:style-name="T34">werden auf eine Anfrage hin </text:span><text:span text:style-name="T36">aus der DB gelesen und im HyperText der Response zurückgesendet</text:span></text:p>
        </text:list-item>
        <text:list-item>
          <text:p text:style-name="P43"><text:span text:style-name="T36">z</text:span><text:span text:style-name="T19">entrale Desktopanwendung wurde </text:span><text:span text:style-name="T37">in Java der Spezifikation FX entwickelt, liegt in einem EXE-Installer vor, der sie zu jedem Windows mit 64 Bit-Architektur ohne </text:span><text:span text:style-name="T38">Java </text:span><text:span text:style-name="T37">lauffähig macht, </text:span><text:span text:style-name="T39">alternativ: JAR-Datei für Rechner mit Java oder den portablen Einsatz</text:span></text:p>
        </text:list-item>
        <text:list-item>
          <text:p text:style-name="P44"><text:span text:style-name="T39">d</text:span><text:span text:style-name="T19">iese liest nun Strafzeiten und Start- bzw. Stoppzeiten aus der Datenbank aus und zeigt sie in einem festgelegten Intervall an </text:span><text:span text:style-name="T40">(Genauigkeit der Messung davon unabhängig)</text:span></text:p>
        </text:list-item>
        <text:list-item>
          <text:p text:style-name="P45"><text:span text:style-name="T40">P</text:span><text:span text:style-name="T19">rogramm übernimmt auch die Starterverwaltung, kann Starter aus einer Excel-2003-Datei auslesen</text:span></text:p>
        </text:list-item>
        <text:list-item>
          <text:p text:style-name="P45"><text:span text:style-name="T19">legt nötige Software-Infrastruktur (wie z.B. Tabellen in der Datenbank) an</text:span></text:p>
        </text:list-item>
        <text:list-item>
          <text:p text:style-name="P46"><text:span text:style-name="T19">Programm regelt auch die Zuordnung der Starter zum gewählten Rennen, </text:span><text:span text:style-name="T41">erkennt Renn- und Laufenden</text:span></text:p>
        </text:list-item>
        <text:list-item>
          <text:p text:style-name="P47"><text:span text:style-name="T19">sind alle Rennen gelaufen, wird zur Auswertung eine Excel-Datei mit der detaillierten Auswertung erzeugt</text:span></text:p>
        </text:list-item>
        <text:list-item>
          <text:p text:style-name="P48"><text:span text:style-name="T19">alles dies läuft „semi-automatisch“, d.h. </text:span><text:span text:style-name="T42">es ist beim Desktopprogramm nur ein Bediener erforderlich, der je den nächsten Lauf oder die nächste Kategorie startet </text:span><text:span text:style-name="T43">und den Speicherort der Auswertung wählt, alles andere regelt die Software </text:span><text:span text:style-name="T44">(Hintergrund: Datenänderungen müssen auch nach eigentlichem Ende einer Kategorie möglich sein)</text:span></text:p>
        </text:list-item>
        <text:list-item>
          <text:p text:style-name="P49"><text:span text:style-name="T42">S</text:span><text:span text:style-name="T19">oftwaresystem ist modular aufgebaut und ggf. um weitere Funktionen erweiterbar, </text:span><text:span text:style-name="T44">auch eine Liveanzeige </text:span><text:span text:style-name="T45">der Werte vor Ort oder sogar im Internet ist denkbar, </text:span><text:span text:style-name="T46">die Präzision ließe sich z.B. auch durch Lichtschranken (die leicht einzubinden sind) erheblich steigern; auch viele Verbesserungen wie </text:span><text:span text:style-name="T47">eine detailliertere Auswertung oder mehr Sicherheit sind denkb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23S</meta:editing-duration>
    <meta:editing-cycles>82</meta:editing-cycles>
    <meta:generator>LibreOffice/5.2.5.1$Windows_X86_64 LibreOffice_project/0312e1a284a7d50ca85a365c316c7abbf20a4d22</meta:generator>
    <dc:date>2017-02-15T17:05:40.754000000</dc:date>
    <meta:document-statistic meta:table-count="0" meta:image-count="0" meta:object-count="0" meta:page-count="2" meta:paragraph-count="58" meta:word-count="884" meta:character-count="6093" meta:non-whitespace-character-count="5321"/>
    <meta:user-defined meta:name="Info 1"/>
    <meta:user-defined meta:name="Info 2"/>
    <meta:user-defined meta:name="Info 3"/>
    <meta:user-defined meta:name="Info 4"/>
  </office:meta>
</office:document-meta>
</file>